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in" loext:contextual-spacing="false"/>
      <style:text-properties fo:font-style="normal" officeooo:rsid="0018a0c3" officeooo:paragraph-rsid="0018a0c3" style:font-style-asian="normal" style:font-style-complex="normal"/>
    </style:style>
    <style:style style:name="P2" style:family="paragraph" style:parent-style-name="Standard">
      <style:paragraph-properties fo:margin-top="0in" fo:margin-bottom="0.1in" loext:contextual-spacing="false"/>
      <style:text-properties fo:font-style="normal" officeooo:rsid="0019a40c" officeooo:paragraph-rsid="0019a40c" style:font-style-asian="normal" style:font-style-complex="normal"/>
    </style:style>
    <style:style style:name="P3" style:family="paragraph" style:parent-style-name="Standard">
      <style:paragraph-properties fo:margin-top="0in" fo:margin-bottom="0.1in" loext:contextual-spacing="false"/>
      <style:text-properties fo:font-style="normal" officeooo:rsid="001e33b3" officeooo:paragraph-rsid="001e33b3" style:font-style-asian="normal" style:font-style-complex="normal"/>
    </style:style>
    <style:style style:name="P4" style:family="paragraph" style:parent-style-name="Standard">
      <style:paragraph-properties fo:margin-top="0in" fo:margin-bottom="0.1in" loext:contextual-spacing="false"/>
      <style:text-properties fo:font-style="normal" officeooo:rsid="0020be22" officeooo:paragraph-rsid="0020be22" style:font-style-asian="normal" style:font-style-complex="normal"/>
    </style:style>
    <style:style style:name="P5" style:family="paragraph" style:parent-style-name="Standard">
      <style:paragraph-properties fo:margin-top="0in" fo:margin-bottom="0.1in" loext:contextual-spacing="false"/>
      <style:text-properties officeooo:paragraph-rsid="0019a40c"/>
    </style:style>
    <style:style style:name="P6" style:family="paragraph" style:parent-style-name="Standard">
      <style:paragraph-properties fo:margin-top="0in" fo:margin-bottom="0.1in" loext:contextual-spacing="false"/>
      <style:text-properties officeooo:paragraph-rsid="001b8023"/>
    </style:style>
    <style:style style:name="P7" style:family="paragraph" style:parent-style-name="Standard">
      <style:paragraph-properties fo:margin-top="0in" fo:margin-bottom="0.1in" loext:contextual-spacing="false"/>
      <style:text-properties officeooo:paragraph-rsid="001fec39"/>
    </style:style>
    <style:style style:name="P8" style:family="paragraph" style:parent-style-name="Standard">
      <style:paragraph-properties fo:margin-top="0in" fo:margin-bottom="0.1in" loext:contextual-spacing="false"/>
      <style:text-properties officeooo:rsid="001fec39" officeooo:paragraph-rsid="001fec39"/>
    </style:style>
    <style:style style:name="P9" style:family="paragraph" style:parent-style-name="Standard">
      <style:paragraph-properties fo:margin-top="0in" fo:margin-bottom="0.1in" loext:contextual-spacing="false"/>
      <style:text-properties officeooo:rsid="0020be22" officeooo:paragraph-rsid="0020be2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9a40c" style:font-style-asian="normal" style:font-style-complex="normal"/>
    </style:style>
    <style:style style:name="T3" style:family="text">
      <style:text-properties fo:font-style="normal" officeooo:rsid="001ae696" style:font-style-asian="normal" style:font-style-complex="normal"/>
    </style:style>
    <style:style style:name="T4" style:family="text">
      <style:text-properties fo:font-style="normal" officeooo:rsid="001cbdfc" style:font-style-asian="normal" style:font-style-complex="normal"/>
    </style:style>
    <style:style style:name="T5" style:family="text">
      <style:text-properties fo:font-style="normal" officeooo:rsid="001b8023" style:font-style-asian="normal" style:font-style-complex="normal"/>
    </style:style>
    <style:style style:name="T6" style:family="text">
      <style:text-properties fo:font-style="normal" officeooo:rsid="001fec39" style:font-style-asian="normal" style:font-style-complex="normal"/>
    </style:style>
    <style:style style:name="T7" style:family="text">
      <style:text-properties fo:font-style="normal" officeooo:rsid="0020be22" style:font-style-asian="normal" style:font-style-complex="normal"/>
    </style:style>
    <style:style style:name="T8" style:family="text">
      <style:text-properties fo:font-style="normal" officeooo:rsid="0023b37b" style:font-style-asian="normal" style:font-style-complex="normal"/>
    </style:style>
    <style:style style:name="T9" style:family="text">
      <style:text-properties officeooo:rsid="0019a40c"/>
    </style:style>
    <style:style style:name="T10" style:family="text">
      <style:text-properties officeooo:rsid="001ae696"/>
    </style:style>
    <style:style style:name="T11" style:family="text">
      <style:text-properties officeooo:rsid="001fec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rte: plusieurs copies du spécimen B7-214 ont été détectées en liberté dans la station. </text:p>
      <text:p text:style-name="P1">Cause probable: Erreur d’interaction entre le système de duplication biologique <text:span text:style-name="T9">et le système de maintenance </text:span><text:span text:style-name="T10">M</text:span><text:span text:style-name="T9">anuel.</text:span></text:p>
      <text:p text:style-name="P2">Solution suggérée (court terme): Confinement immédiat des spécimens.</text:p>
      <text:p text:style-name="P5"><text:span text:style-name="T2">Solution suggérée (long terme): Le système de maintenance </text:span><text:span text:style-name="T3">M</text:span><text:span text:style-name="T2">anuel doit comprendre que si la machine est un peu lente, appuyer <text:s/>[nombre de bestioles] fois sur le bouton ne pourra pas résoudre le problème.</text:span></text:p>
      <text:p text:style-name="P6"><text:span text:style-name="T4">L</text:span><text:span text:style-name="T5">a station </text:span><text:span text:style-name="T4">risque d’</text:span><text:span text:style-name="T5">encaisse</text:span><text:span text:style-name="T4">r</text:span><text:span text:style-name="T5"> des dégâts critiques </text:span><text:span text:style-name="T4">si la situation n’est pas résolue dans les prochaines minutes</text:span><text:span text:style-name="T5">. Bougez-vous les fesses, Manuel.</text:span></text:p>
      <text:p text:style-name="P6"><text:span text:style-name="T5"/></text:p>
      <text:p text:style-name="P4">[Moitié du jeu]</text:p>
      <text:p text:style-name="P3">Un message est arrivé de la station mère. Il s’agit d’un extrait d<text:span text:style-name="T11">e la notice</text:span> d’utilisation du système de duplication biologique. Dois-je en faire la lecture ?</text:p>
      <text:p text:style-name="P3">Oui ? Très bien.</text:p>
      <text:p text:style-name="P3">“Une fois la créature sécurisée à l’intérieur de l’appareil, et si le système n’affiche aucune erreur, appuyez une fois sur le bouton Dupliquer.”</text:p>
      <text:p text:style-name="P7"><text:span text:style-name="T6">J’enverrai le rapport de notre incident à la station mère afin de suggérer que les mots “une fois” soient sous-lignés en caractères gras.</text:span></text:p>
      <text:p text:style-name="P8"><text:span text:style-name="T1"/></text:p>
      <text:p text:style-name="P9"><text:span text:style-name="T1">[À chaque capture]</text:span></text:p>
      <text:p text:style-name="P8"><text:span text:style-name="T1">[Nombre] spécimens restants.</text:span></text:p>
      <text:p text:style-name="P8"><text:span text:style-name="T1">[Nombre] conséquences de vos actions restantes.</text:span></text:p>
      <text:p text:style-name="P8"><text:span text:style-name="T1"/></text:p>
      <text:p text:style-name="P8"><text:span text:style-name="T1">[Quand on n’arrive pas à trouver les dernières bestioles]</text:span></text:p>
      <text:p text:style-name="P8"><text:span text:style-name="T1">Je ne peux malheureusement pas vous aider à localiser les specimens, mon </text:span><text:span text:style-name="T7">système de détection a été coupé afin de maximiser l’amusement que je tire de la situation.</text:span></text:p>
      <text:p text:style-name="P8"><text:span text:style-name="T7"/></text:p>
      <text:p text:style-name="P9"><text:span text:style-name="T7">[</text:span><text:span text:style-name="T1">Dernière créature capturée]</text:span></text:p>
      <text:p text:style-name="P9"><text:span text:style-name="T1">Félicitation ! Vous avez changé une potentielle catastrophe en simple temps perdu. </text:span></text:p>
      <text:p text:style-name="P9"><text:span text:style-name="T1">La station mère devrait assurément vous récompense</text:span><text:span text:style-name="T8">r</text:span><text:span text:style-name="T1"> en vous laissant conserver votre emploi.</text:span></text:p>
      <text:p text:style-name="P9"><text:span text:style-name="T1">J’ai hâte de passer encore plus de temps seule avec vous sur cette planète désert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5T14:02:03.585000000</meta:creation-date>
    <dc:title>Custom</dc:title>
    <meta:editing-cycles>3</meta:editing-cycles>
    <meta:generator>LibreOffice/6.4.4.2$Windows_X86_64 LibreOffice_project/3d775be2011f3886db32dfd395a6a6d1ca2630ff</meta:generator>
    <meta:editing-duration>PT9M57S</meta:editing-duration>
    <dc:date>2020-08-25T15:44:34.031000000</dc:date>
    <meta:document-statistic meta:table-count="0" meta:image-count="0" meta:object-count="0" meta:page-count="1" meta:paragraph-count="19" meta:word-count="264" meta:character-count="1693" meta:non-whitespace-character-count="1445"/>
    <meta:template xlink:type="simple" xlink:actuate="onRequest" xlink:title="Custom" xlink:href="file:///C:/Users/Luna/AppData/Roaming/LibreOffice/4/user/template/Custom.ott" meta:date="2020-08-25T14:02:03.034000000"/>
  </office:meta>
</office:document-meta>
</file>